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AZWA</text:p>
          </table:table-cell>
          <table:table-cell office:value-type="string" calcext:value-type="string">
            <text:p>TRUDNOŚĆ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/>
        </table:table-row>
        <table:table-row table:style-name="ro1">
          <table:table-cell office:value-type="string" calcext:value-type="string">
            <text:p>o013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o0176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0189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o0189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o0194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o0209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o021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o039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o0604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o0610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o0701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o0718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o0730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o0731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o073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o0738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o0738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o0755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o0757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o078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o078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o0792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o079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o0801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o0806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o081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o083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o083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o0847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o084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o0893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o0901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o0904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o0928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o0928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o0935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o0957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1" office:value-type="string" calcext:value-type="string">
            <text:p>o0999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o1006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o1025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102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o1028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o103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o103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o104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o1064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108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o1082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o1092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o113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o1137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string" calcext:value-type="string">
            <text:p>o1180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o1245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</table:table-row>
      </table:table>
      <table:named-expressions/>
      <table:database-ranges>
        <table:database-range table:name="__Anonymous_Sheet_DB__0" table:target-range-address="Arkusz1.A1:Arkusz1.D5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3T17:06:51.563000000</meta:creation-date>
    <meta:generator>LibreOffice/7.5.1.2$Windows_X86_64 LibreOffice_project/fcbaee479e84c6cd81291587d2ee68cba099e129</meta:generator>
    <dc:date>2024-01-14T23:54:24.368000000</dc:date>
    <meta:editing-duration>PT17H6M13S</meta:editing-duration>
    <meta:editing-cycles>4</meta:editing-cycles>
    <meta:document-statistic meta:table-count="1" meta:cell-count="211" meta:object-count="0"/>
  </office:meta>
</office:document-meta>
</file>